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1.458cm" fo:min-width="1.209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fill="hatch" draw:fill-hatch-name="Black_20_0_20_Degrees" draw:opacity="76%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138cm" fo:min-width="1.26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43cm" fo:min-width="0cm"/>
    </style:style>
    <style:style style:name="gr6" style:family="graphic" style:parent-style-name="standard">
      <style:graphic-properties draw:fill-color="#ff9900" draw:textarea-horizontal-align="justify" draw:textarea-vertical-align="middle" draw:auto-grow-height="false" fo:min-height="1.518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44cm" fo:min-width="0cm"/>
    </style:style>
    <style:style style:name="gr8" style:family="graphic" style:parent-style-name="standard">
      <style:graphic-properties draw:fill-color="#ff0000" draw:textarea-horizontal-align="justify" draw:textarea-vertical-align="middle" draw:auto-grow-height="false" fo:min-height="0.138cm" fo:min-width="1.40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0" style:family="graphic" style:parent-style-name="objectwithoutfill">
      <style:graphic-properties draw:stroke="dash" draw:stroke-dash="_32__20_Dots_20_1_20_Dash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45cm" fo:min-width="0cm"/>
    </style:style>
    <style:style style:name="gr12" style:family="graphic" style:parent-style-name="objectwithoutfill">
      <style:graphic-properties draw:marker-start="" draw:marker-end="Small_20_Arrow" draw:fill="none" draw:textarea-vertical-align="middle"/>
    </style:style>
    <style:style style:name="gr13" style:family="graphic" style:parent-style-name="objectwithoutfill">
      <style:graphic-properties draw:marker-end="Small_20_Arrow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5" style:family="graphic" style:parent-style-name="standard">
      <style:graphic-properties draw:fill="hatch" draw:fill-hatch-name="Red_20_Crossed_20_45_20_Degrees" draw:textarea-horizontal-align="justify" draw:textarea-vertical-align="middle" draw:auto-grow-height="false" fo:min-height="1.419cm" fo:min-width="1.053cm"/>
    </style:style>
    <style:style style:name="gr16" style:family="graphic" style:parent-style-name="standard">
      <style:graphic-properties draw:fill="hatch" draw:fill-hatch-name="Red_20_Crossed_20_45_20_Degrees" draw:textarea-horizontal-align="justify" draw:textarea-vertical-align="middle" draw:auto-grow-height="false" fo:min-height="1.302cm" fo:min-width="1.29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48cm" fo:min-width="0cm"/>
    </style:style>
    <style:style style:name="gr18" style:family="graphic" style:parent-style-name="objectwithoutfill">
      <style:graphic-properties draw:marker-start="Small_20_Arrow" draw:marker-end="Small_20_Arrow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9cm" fo:min-width="0.722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hatch" draw:fill-hatch-name="Black_20_0_20_Degrees" draw:opacity="76%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9900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loext:graphic-properties draw:fill="hatch" draw:fill-hatch-name="Red_20_Crossed_20_45_20_Degrees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709cm" svg:height="1.708cm" draw:transform="rotate (-1.5707963267949) translate (8.03cm 4.2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6.478cm" svg:y1="4.25cm" svg:x2="6.4cm" svg:y2="15cm">
          <text:p/>
        </draw:line>
        <draw:line draw:style-name="gr3" draw:text-style-name="P3" draw:layer="layout" svg:x1="7.972cm" svg:y1="4.246cm" svg:x2="8cm" svg:y2="15cm">
          <text:p/>
        </draw:line>
        <draw:line draw:style-name="gr3" draw:text-style-name="P3" draw:layer="layout" svg:x1="9.991cm" svg:y1="18.065cm" svg:x2="9.584cm" svg:y2="18.07cm">
          <text:p/>
        </draw:line>
        <draw:line draw:style-name="gr3" draw:text-style-name="P3" draw:layer="layout" svg:x1="9.584cm" svg:y1="18.069cm" svg:x2="11.137cm" svg:y2="18.069cm">
          <text:p/>
        </draw:line>
        <draw:line draw:style-name="gr3" draw:text-style-name="P3" draw:layer="layout" svg:x1="9.584cm" svg:y1="19.622cm" svg:x2="11.137cm" svg:y2="19.622cm">
          <text:p/>
        </draw:line>
        <draw:custom-shape draw:style-name="gr4" draw:text-style-name="P4" draw:layer="layout" svg:width="2.019cm" svg:height="0.776cm" draw:transform="rotate (-1.5707963267949) translate (7.564cm 2.077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5" draw:layer="layout" svg:width="3.731cm" svg:height="1.493cm" draw:transform="rotate (-1.5707963267949) translate (6.419cm 1.451cm)">
          <draw:text-box>
            <text:p>Fluid 1</text:p>
          </draw:text-box>
        </draw:frame>
        <draw:line draw:style-name="gr2" draw:text-style-name="P2" draw:layer="layout" svg:x1="7.661cm" svg:y1="18.531cm" svg:x2="6.419cm" svg:y2="18.531cm">
          <text:p/>
        </draw:line>
        <draw:line draw:style-name="gr2" draw:text-style-name="P2" draw:layer="layout" svg:x1="8.438cm" svg:y1="19.152cm" svg:x2="6.419cm" svg:y2="19.152cm">
          <text:p/>
        </draw:line>
        <draw:custom-shape draw:style-name="gr6" draw:text-style-name="P6" draw:layer="layout" svg:width="0.776cm" svg:height="2.019cm" draw:transform="rotate (-1.5707963267949) translate (6.206cm 18.531cm)">
          <text:p/>
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5" draw:layer="layout" svg:width="3.73cm" svg:height="1.494cm" draw:transform="rotate (-1.5707963267949) translate (5.584cm 18.997cm)">
          <draw:text-box>
            <text:p>Fluid 2</text:p>
          </draw:text-box>
        </draw:frame>
        <draw:path draw:style-name="gr2" draw:text-style-name="P2" draw:layer="layout" svg:width="3.106cm" svg:height="3.204cm" draw:transform="rotate (1.5707963267949) translate (15.7945123358706cm 21.1748643519184cm)" svg:viewBox="0 0 3107 3205" svg:d="M0 3205c3261 0 3105-3205 3105-3205">
          <text:p/>
        </draw:path>
        <draw:path draw:style-name="gr2" draw:text-style-name="P2" draw:layer="layout" svg:width="1.819cm" svg:height="1.363cm" draw:transform="skewX (-0.0185004900711399) rotate (1.65247773578823) translate (15.9430276310542cm 21.4362798722086cm)" svg:viewBox="0 0 1820 1364" svg:d="M0 1364c1851 0 1820-1364 1820-1364">
          <text:p/>
        </draw:path>
        <draw:line draw:style-name="gr2" draw:text-style-name="P2" draw:layer="layout" svg:x1="15.891cm" svg:y1="18.065cm" svg:x2="10.981cm" svg:y2="18.07cm">
          <text:p/>
        </draw:line>
        <draw:line draw:style-name="gr2" draw:text-style-name="P2" draw:layer="layout" svg:x1="15.735cm" svg:y1="19.617cm" svg:x2="10.981cm" svg:y2="19.622cm">
          <text:p/>
        </draw:line>
        <draw:line draw:style-name="gr2" draw:text-style-name="P2" draw:layer="layout" svg:x1="19cm" svg:y1="21.1cm" svg:x2="18.941cm" svg:y2="26.139cm">
          <text:p/>
        </draw:line>
        <draw:line draw:style-name="gr2" draw:text-style-name="P2" draw:layer="layout" svg:x1="17.3cm" svg:y1="21.3cm" svg:x2="17.288cm" svg:y2="26.139cm">
          <text:p/>
        </draw:line>
        <draw:custom-shape draw:style-name="gr8" draw:text-style-name="P7" draw:layer="layout" svg:width="2.175cm" svg:height="0.776cm" draw:transform="rotate (-1.5707963267949) translate (18.53cm 26.449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2" draw:text-style-name="P2" draw:layer="layout" svg:x1="8.031cm" svg:y1="4.25cm" svg:x2="6.478cm" svg:y2="4.25cm">
          <text:p/>
        </draw:line>
        <draw:line draw:style-name="gr2" draw:text-style-name="P2" draw:layer="layout" svg:x1="18.9cm" svg:y1="26.1cm" svg:x2="17.288cm" svg:y2="26.139cm">
          <text:p/>
        </draw:line>
        <draw:frame draw:style-name="gr9" draw:text-style-name="P8" draw:layer="layout" svg:width="2.927cm" svg:height="1.673cm" draw:transform="rotate (-1.5707963267949) translate (14.317cm 19.773cm)">
          <draw:text-box>
            <text:p text:style-name="P4">External Heater</text:p>
          </draw:text-box>
        </draw:frame>
        <draw:line draw:style-name="gr2" draw:text-style-name="P2" draw:layer="layout" svg:x1="3.683cm" svg:y1="5.958cm" svg:x2="2.907cm" svg:y2="5.958cm">
          <text:p/>
        </draw:line>
        <draw:line draw:style-name="gr2" draw:text-style-name="P2" draw:layer="layout" svg:x1="3.683cm" svg:y1="24.591cm" svg:x2="2.907cm" svg:y2="24.591cm">
          <text:p/>
        </draw:line>
        <draw:line draw:style-name="gr10" draw:text-style-name="P2" draw:layer="layout" svg:x1="17.347cm" svg:y1="24.591cm" svg:x2="3.683cm" svg:y2="24.591cm">
          <text:p/>
        </draw:line>
        <draw:line draw:style-name="gr10" draw:text-style-name="P2" draw:layer="layout" svg:x1="6.478cm" svg:y1="5.958cm" svg:x2="3.683cm" svg:y2="5.958cm">
          <text:p/>
        </draw:line>
        <draw:frame draw:style-name="gr11" draw:text-style-name="P5" draw:layer="layout" svg:width="2.037cm" svg:height="1.495cm" draw:transform="rotate (-1.5707963267949) translate (3.995cm 14.498cm)">
          <draw:text-box>
            <text:p>8D</text:p>
          </draw:text-box>
        </draw:frame>
        <draw:line draw:style-name="gr12" draw:text-style-name="P2" draw:layer="layout" svg:x1="3.373cm" svg:y1="14.498cm" svg:x2="3.373cm" svg:y2="5.958cm">
          <text:p/>
        </draw:line>
        <draw:line draw:style-name="gr13" draw:text-style-name="P2" draw:layer="layout" svg:x1="3.373cm" svg:y1="16.362cm" svg:x2="3.373cm" svg:y2="24.592cm">
          <text:p/>
        </draw:line>
        <draw:line draw:style-name="gr2" draw:text-style-name="P2" draw:layer="layout" svg:x1="17.347cm" svg:y1="26.299cm" svg:x2="17.347cm" svg:y2="26.92cm">
          <text:p/>
        </draw:line>
        <draw:line draw:style-name="gr2" draw:text-style-name="P2" draw:layer="layout" svg:x1="8.031cm" svg:y1="26.299cm" svg:x2="8.031cm" svg:y2="26.92cm">
          <text:p/>
        </draw:line>
        <draw:frame draw:style-name="gr5" draw:text-style-name="P5" draw:layer="layout" svg:width="2.036cm" svg:height="1.493cm" draw:transform="rotate (-1.5707963267949) translate (13.036cm 25.673cm)">
          <draw:text-box>
            <text:p>4D</text:p>
          </draw:text-box>
        </draw:frame>
        <draw:line draw:style-name="gr13" draw:text-style-name="P2" draw:layer="layout" svg:x1="13.31cm" svg:y1="26.61cm" svg:x2="17.347cm" svg:y2="26.61cm">
          <text:p/>
        </draw:line>
        <draw:line draw:style-name="gr13" draw:text-style-name="P2" draw:layer="layout" svg:x1="11.699cm" svg:y1="26.61cm" svg:x2="8.031cm" svg:y2="26.61cm">
          <text:p/>
        </draw:line>
        <draw:line draw:style-name="gr13" draw:text-style-name="P2" draw:layer="layout" svg:x1="11.602cm" svg:y1="16.517cm" svg:x2="11.602cm" svg:y2="18.07cm">
          <text:p/>
        </draw:line>
        <draw:line draw:style-name="gr12" draw:text-style-name="P2" draw:layer="layout" svg:x1="11.602cm" svg:y1="21.175cm" svg:x2="11.602cm" svg:y2="19.622cm">
          <text:p/>
        </draw:line>
        <draw:frame draw:style-name="gr14" draw:text-style-name="P5" draw:layer="layout" svg:width="0.838cm" svg:height="0.962cm" draw:transform="rotate (-1.5707963267949) translate (11.562cm 16.962cm)">
          <draw:text-box>
            <text:p>D</text:p>
          </draw:text-box>
        </draw:frame>
        <draw:line draw:style-name="gr13" draw:text-style-name="P2" draw:layer="layout" svg:x1="6.885cm" svg:y1="17.599cm" svg:x2="6.885cm" svg:y2="18.531cm">
          <text:p/>
        </draw:line>
        <draw:line draw:style-name="gr13" draw:text-style-name="P2" draw:layer="layout" svg:x1="6.885cm" svg:y1="20.239cm" svg:x2="6.885cm" svg:y2="19.152cm">
          <text:p/>
        </draw:line>
        <draw:frame draw:style-name="gr7" draw:text-style-name="P5" draw:layer="layout" svg:width="3.087cm" svg:height="1.494cm" draw:transform="rotate (-1.5707963267949) translate (7.758cm 20.101cm)">
          <draw:text-box>
            <text:p>3D/4</text:p>
          </draw:text-box>
        </draw:frame>
        <draw:path draw:style-name="gr2" draw:text-style-name="P2" draw:layer="layout" svg:width="3.104cm" svg:height="1.552cm" draw:transform="rotate (-1.5707963267949) translate (9.52457867828062cm 14.959261246446cm)" svg:viewBox="0 0 3105 1553" svg:d="M0 1553c1863 0 3105-1553 3105-1553">
          <text:p/>
        </draw:path>
        <draw:path draw:style-name="gr2" draw:text-style-name="P2" draw:layer="layout" svg:width="4.657cm" svg:height="3.104cm" draw:transform="rotate (-1.5707963267949) translate (9.52457867828062cm 14.959261246446cm)" svg:viewBox="0 0 4658 3105" svg:d="M0 3105c4037 0 4658-3105 4658-3105">
          <text:p/>
        </draw:path>
        <draw:line draw:style-name="gr2" draw:text-style-name="P2" draw:layer="layout" svg:x1="6.419cm" svg:y1="18.531cm" svg:x2="6.419cm" svg:y2="19.152cm">
          <text:p/>
        </draw:line>
        <draw:custom-shape draw:style-name="gr15" draw:text-style-name="P9" draw:layer="layout" svg:width="1.553cm" svg:height="1.669cm" draw:transform="rotate (-1.5707963267949) translate (14.3cm 18.065cm)">
          <text:p/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7.972cm" svg:y1="13.407cm" svg:x2="7.972cm" svg:y2="26.45cm">
          <text:p/>
        </draw:line>
        <draw:custom-shape draw:style-name="gr16" draw:text-style-name="P9" draw:layer="layout" svg:width="1.797cm" svg:height="1.552cm" draw:transform="rotate (-1.5707963267949) translate (8cm 9.8cm)">
          <text:p/>
          <draw:enhanced-geometry svg:viewBox="0 0 21600 21600" draw:type="rectangle" draw:enhanced-path="M 0 0 L 21600 0 21600 21600 0 21600 0 0 Z N"/>
        </draw:custom-shape>
        <draw:frame draw:style-name="gr17" draw:text-style-name="P8" draw:layer="layout" svg:width="3.1cm" svg:height="1.798cm" draw:transform="rotate (-1.5707963267949) translate (9.898cm 9.3cm)">
          <draw:text-box>
            <text:p text:style-name="P4">External Heater</text:p>
          </draw:text-box>
        </draw:frame>
        <draw:line draw:style-name="gr2" draw:text-style-name="P2" draw:layer="layout" svg:x1="5.4cm" svg:y1="9.8cm" svg:x2="6.3cm" svg:y2="9.8cm">
          <text:p/>
        </draw:line>
        <draw:line draw:style-name="gr2" draw:text-style-name="P2" draw:layer="layout" svg:x1="5.4cm" svg:y1="11.5cm" svg:x2="6.3cm" svg:y2="11.5cm">
          <text:p/>
        </draw:line>
        <draw:line draw:style-name="gr18" draw:text-style-name="P2" draw:layer="layout" svg:x1="5.8cm" svg:y1="9.8cm" svg:x2="5.8cm" svg:y2="11.5cm">
          <text:p/>
        </draw:line>
        <draw:frame draw:style-name="gr19" draw:text-style-name="P5" draw:layer="layout" svg:width="1.053cm" svg:height="1.019cm" draw:transform="rotate (-1.5707963267949) translate (5.619cm 10.147cm)">
          <draw:text-box>
            <text:p>D</text:p>
          </draw:text-box>
        </draw:frame>
        <draw:line draw:style-name="gr2" draw:text-style-name="P2" draw:layer="layout" svg:x1="12.6cm" svg:y1="17.9cm" svg:x2="12.6cm" svg:y2="17.6cm">
          <text:p/>
        </draw:line>
        <draw:line draw:style-name="gr2" draw:text-style-name="P2" draw:layer="layout" svg:x1="14.3cm" svg:y1="17.9cm" svg:x2="14.3cm" svg:y2="17.6cm">
          <text:p/>
        </draw:line>
        <draw:line draw:style-name="gr18" draw:text-style-name="P2" draw:layer="layout" svg:x1="12.6cm" svg:y1="17.8cm" svg:x2="14.3cm" svg:y2="17.8cm">
          <text:p/>
        </draw:line>
        <draw:frame draw:style-name="gr14" draw:text-style-name="P5" draw:layer="layout" svg:width="0.838cm" svg:height="0.962cm" draw:transform="rotate (-1.5707963267949) translate (13.862cm 16.862cm)">
          <draw:text-box>
            <text:p>D</text:p>
          </draw:text-box>
        </draw:frame>
        <draw:line draw:style-name="gr2" draw:text-style-name="P2" draw:layer="layout" svg:x1="10.3cm" svg:y1="6cm" svg:x2="10.8cm" svg:y2="6cm">
          <text:p/>
        </draw:line>
        <draw:line draw:style-name="gr10" draw:text-style-name="P2" draw:layer="layout" svg:x1="10.379cm" svg:y1="5.958cm" svg:x2="8cm" svg:y2="6cm">
          <text:p/>
        </draw:line>
        <draw:line draw:style-name="gr2" draw:text-style-name="P2" draw:layer="layout" svg:x1="10.3cm" svg:y1="15cm" svg:x2="10.8cm" svg:y2="15cm">
          <text:p/>
        </draw:line>
        <draw:line draw:style-name="gr10" draw:text-style-name="P2" draw:layer="layout" svg:x1="10.38cm" svg:y1="14.958cm" svg:x2="8.001cm" svg:y2="15cm">
          <text:p/>
        </draw:line>
        <draw:frame draw:style-name="gr19" draw:text-style-name="P5" draw:layer="layout" svg:width="1.053cm" svg:height="1.019cm" draw:transform="rotate (-1.5707963267949) translate (11.12cm 10.148cm)">
          <draw:text-box>
            <text:p>L</text:p>
          </draw:text-box>
        </draw:frame>
        <draw:line draw:style-name="gr13" draw:text-style-name="P2" draw:layer="layout" svg:x1="10.6cm" svg:y1="10cm" svg:x2="10.6cm" svg:y2="6cm">
          <text:p/>
        </draw:line>
        <draw:line draw:style-name="gr13" draw:text-style-name="P2" draw:layer="layout" svg:x1="10.6cm" svg:y1="11cm" svg:x2="10.6cm" svg:y2="1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Black_20_0_20_Degrees" draw:display-name="Black 0 Degrees" draw:style="single" draw:color="#000000" draw:distance="0.102cm" draw:rotation="0"/>
    <draw:hatch draw:name="Red_20_Crossed_20_45_20_Degrees" draw:display-name="Red Crossed 45 Degrees" draw:style="double" draw:color="#800000" draw:distance="0.076cm" draw:rotation="450"/>
    <draw:marker draw:name="Arrow" svg:viewBox="0 0 20 30" svg:d="M10 0l-10 30h20z"/>
    <draw:marker draw:name="Small_20_Arrow" draw:display-name="Small Arrow" svg:viewBox="0 0 1321 3493" svg:d="M1321 3493h-1321l661-3493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6T17:16:52.991758538</meta:creation-date>
    <dc:date>2016-11-06T18:48:41.125307108</dc:date>
    <meta:editing-duration>PT1H31M46S</meta:editing-duration>
    <meta:editing-cycles>6</meta:editing-cycles>
    <meta:generator>LibreOffice/5.1.4.2$Linux_X86_64 LibreOffice_project/10m0$Build-2</meta:generator>
    <meta:document-statistic meta:object-count="62"/>
  </office:meta>
</office:document-meta>
</file>